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75cm"/>
    </style:style>
    <style:style style:name="gr6" style:family="graphic" style:parent-style-name="standard">
      <style:graphic-properties draw:stroke="none" svg:stroke-color="#000000" draw:fill="none" draw:fill-color="#ffffff" fo:min-height="0.625cm"/>
    </style:style>
    <style:style style:name="gr7" style:family="graphic" style:parent-style-name="standard">
      <style:graphic-properties draw:stroke="none" svg:stroke-color="#000000" draw:fill="none" draw:fill-color="#ffffff" fo:min-height="1.125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svg:stroke-color="#000000" draw:fill="none" draw:fill-color="#ffffff" fo:min-height="1.3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stroke="none" svg:stroke-color="#000000" draw:fill="none" draw:fill-color="#ffffff" fo:min-height="1.087cm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standard">
      <style:graphic-properties draw:stroke="none" svg:stroke-color="#000000" draw:fill="none" draw:fill-color="#ffffff" fo:min-height="0.25cm"/>
    </style:style>
    <style:style style:name="gr15" style:family="graphic" style:parent-style-name="standard">
      <style:graphic-properties draw:stroke="none" svg:stroke-color="#000000" draw:fill="none" draw:fill-color="#ffffff" fo:min-height="0.337cm"/>
    </style:style>
    <style:style style:name="gr16" style:family="graphic" style:parent-style-name="standard">
      <style:graphic-properties draw:stroke="none" svg:stroke-color="#000000" draw:fill="none" draw:fill-color="#ffffff" fo:min-height="0.962cm"/>
    </style:style>
    <style:style style:name="gr17" style:family="graphic" style:parent-style-name="objectwithoutfill">
      <style:graphic-properties draw:stroke="dash" draw:stroke-dash="Fine_20_Dotte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5.12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en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75cm" svg:height="1.75cm" draw:transform="rotate (1.5707963267949) translate (10cm 10.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" draw:layer="layout" svg:width="4cm" svg:height="1cm" svg:x="8.375cm" svg:y="1cm">
          <draw:text-box>
            <text:p>If statement</text:p>
          </draw:text-box>
        </draw:frame>
        <draw:custom-shape draw:style-name="gr3" draw:text-style-name="P1" xml:id="id4" draw:id="id4" draw:layer="layout" svg:width="4.625cm" svg:height="1.875cm" svg:x="3.5cm" svg:y="4.25cm">
          <text:p text:style-name="P1">TrueFunc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625cm" svg:height="1.875cm" svg:x="3.5cm" svg:y="8.5cm">
          <text:p text:style-name="P1">FalseFunc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625cm" svg:height="1.625cm" svg:x="3.5cm" svg:y="12.25cm">
          <text:p text:style-name="P1">PredFu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75cm" svg:y1="7.314cm" svg:x2="14.161cm" svg:y2="7.318cm" draw:start-shape="id1" draw:start-glue-point="6" svg:d="M11750 7314l2411 4" svg:viewBox="0 0 2412 5">
          <text:p/>
        </draw:connector>
        <draw:connector draw:style-name="gr4" draw:text-style-name="P1" draw:layer="layout" svg:x1="8.125cm" svg:y1="13.062cm" svg:x2="10.876cm" svg:y2="9.864cm" draw:start-shape="id2" draw:start-glue-point="1" draw:end-shape="id1" draw:end-glue-point="5" svg:d="M8125 13062h2751v-3198" svg:viewBox="0 0 2752 3199">
          <text:p/>
        </draw:connector>
        <draw:line draw:style-name="gr4" draw:text-style-name="P1" draw:layer="layout" svg:x1="8.125cm" svg:y1="9.5cm" svg:x2="10cm" svg:y2="9.5cm">
          <text:p/>
        </draw:line>
        <draw:line draw:style-name="gr4" draw:text-style-name="P1" draw:layer="layout" svg:x1="8.125cm" svg:y1="5.25cm" svg:x2="10cm" svg:y2="5.25cm">
          <text:p/>
        </draw:line>
        <draw:frame draw:style-name="gr5" draw:layer="layout" svg:width="2cm" svg:height="1.125cm" svg:x="9.875cm" svg:y="6.875cm">
          <draw:text-box>
            <text:p>MUX</text:p>
          </draw:text-box>
        </draw:frame>
        <draw:connector draw:style-name="gr4" draw:text-style-name="P1" draw:layer="layout" draw:line-skew="-0.324cm" svg:x1="3.5cm" svg:y1="9.437cm" svg:x2="3.5cm" svg:y2="13.062cm" draw:start-shape="id3" draw:start-glue-point="3" draw:end-shape="id2" svg:d="M3500 9437h-875v3625h875" svg:viewBox="0 0 876 3626">
          <text:p/>
        </draw:connector>
        <draw:connector draw:style-name="gr4" draw:text-style-name="P1" draw:layer="layout" draw:line-skew="-0.324cm" svg:x1="3.5cm" svg:y1="5.187cm" svg:x2="3.5cm" svg:y2="9.437cm" draw:start-shape="id4" draw:start-glue-point="3" draw:end-shape="id3" svg:d="M3500 5187h-875v4250h875" svg:viewBox="0 0 876 4251">
          <text:p/>
        </draw:connector>
        <draw:connector draw:style-name="gr4" draw:text-style-name="P1" draw:layer="layout" draw:line-skew="-0.283cm" svg:x1="2.867cm" svg:y1="2.609cm" svg:x2="3.5cm" svg:y2="5.187cm" draw:end-shape="id4" draw:end-glue-point="3" svg:d="M2867 2609h-242v2578h875" svg:viewBox="0 0 876 2579">
          <text:p/>
        </draw:connector>
        <draw:frame draw:style-name="gr6" draw:layer="layout" svg:width="4.25cm" svg:height="1.673cm" svg:x="2.875cm" svg:y="2.375cm">
          <draw:text-box>
            <text:p>Множество аргументов</text:p>
          </draw:text-box>
        </draw:frame>
        <draw:frame draw:style-name="gr7" draw:layer="layout" svg:width="3.75cm" svg:height="1.375cm" svg:x="12.125cm" svg:y="5.75cm">
          <draw:text-box>
            <text:p>Результат</text:p>
          </draw:text-box>
        </draw:frame>
      </draw:page>
      <draw:page draw:name="page2" draw:style-name="dp1" draw:master-page-name="Default">
        <draw:frame draw:style-name="gr2" draw:layer="layout" svg:width="5.375cm" svg:height="1cm" svg:x="8.375cm" svg:y="1cm">
          <draw:text-box>
            <text:p>Case statement</text:p>
          </draw:text-box>
        </draw:frame>
        <draw:custom-shape draw:style-name="gr1" draw:text-style-name="P1" xml:id="id6" draw:id="id6" draw:layer="layout" svg:width="10cm" svg:height="1.75cm" draw:transform="rotate (1.5707963267949) translate (9.125cm 17.62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1" xml:id="id8" draw:id="id8" draw:layer="layout" svg:width="4.625cm" svg:height="1.875cm" svg:x="2.625cm" svg:y="7.75cm">
          <text:p text:style-name="P1">Case1Func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625cm" svg:height="1.875cm" svg:x="2.625cm" svg:y="12cm">
          <text:p text:style-name="P1">Case2Func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625cm" svg:height="1.625cm" svg:x="2.625cm" svg:y="18.875cm">
          <text:p text:style-name="P1">ValueFu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1.75cm" svg:x1="7.25cm" svg:y1="19.687cm" svg:x2="10cm" svg:y2="16.625cm" draw:start-shape="id5" draw:start-glue-point="1" draw:end-shape="id6" draw:end-glue-point="5" svg:d="M7250 19687h2687v-3062h63" svg:viewBox="0 0 2751 3063">
          <text:p/>
        </draw:connector>
        <draw:line draw:style-name="gr4" draw:text-style-name="P1" draw:layer="layout" svg:x1="7.25cm" svg:y1="13cm" svg:x2="9.125cm" svg:y2="13cm">
          <text:p/>
        </draw:line>
        <draw:line draw:style-name="gr4" draw:text-style-name="P1" draw:layer="layout" svg:x1="7.25cm" svg:y1="8.75cm" svg:x2="9.125cm" svg:y2="8.75cm">
          <text:p/>
        </draw:line>
        <draw:frame draw:style-name="gr5" draw:layer="layout" svg:width="2cm" svg:height="1.125cm" svg:x="9cm" svg:y="12.5cm">
          <draw:text-box>
            <text:p>MUX</text:p>
          </draw:text-box>
        </draw:frame>
        <draw:connector draw:style-name="gr4" draw:text-style-name="P1" draw:layer="layout" draw:line-skew="-0.324cm" svg:x1="2.625cm" svg:y1="12.937cm" svg:x2="2.625cm" svg:y2="19.687cm" draw:start-shape="id7" draw:start-glue-point="3" draw:end-shape="id5" svg:d="M2625 12937h-875v6750h875" svg:viewBox="0 0 876 6751">
          <text:p/>
        </draw:connector>
        <draw:connector draw:style-name="gr4" draw:text-style-name="P1" draw:layer="layout" draw:line-skew="-0.324cm" svg:x1="2.625cm" svg:y1="8.687cm" svg:x2="2.625cm" svg:y2="12.937cm" draw:start-shape="id8" draw:start-glue-point="3" draw:end-shape="id7" svg:d="M2625 8687h-875v4250h875" svg:viewBox="0 0 876 4251">
          <text:p/>
        </draw:connector>
        <draw:connector draw:style-name="gr4" draw:text-style-name="P1" draw:layer="layout" svg:x1="1.477cm" svg:y1="5.652cm" svg:x2="2.625cm" svg:y2="8.687cm" draw:end-shape="id8" draw:end-glue-point="3" svg:d="M1477 5652h299v3035h849" svg:viewBox="0 0 1149 3036">
          <text:p/>
        </draw:connector>
        <draw:frame draw:style-name="gr6" draw:layer="layout" svg:width="4.25cm" svg:height="1.673cm" svg:x="2.5cm" svg:y="5.577cm">
          <draw:text-box>
            <text:p>Множество аргументов</text:p>
          </draw:text-box>
        </draw:frame>
        <draw:frame draw:style-name="gr8" draw:layer="layout" svg:width="3.75cm" svg:height="0.962cm" svg:x="16.625cm" svg:y="13.288cm">
          <draw:text-box>
            <text:p>Результат</text:p>
          </draw:text-box>
        </draw:frame>
        <draw:custom-shape draw:style-name="gr3" draw:text-style-name="P1" xml:id="id9" draw:id="id9" draw:layer="layout" svg:width="4.625cm" svg:height="1.875cm" svg:x="2.625cm" svg:y="15.625cm">
          <text:p text:style-name="P1">CaseNFu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324cm" svg:x1="2.625cm" svg:y1="12.937cm" svg:x2="2.625cm" svg:y2="16.562cm" draw:start-shape="id7" draw:start-glue-point="3" draw:end-shape="id9" draw:end-glue-point="3" svg:d="M2625 12937h-875v3625h875" svg:viewBox="0 0 876 3626">
          <text:p/>
        </draw:connector>
        <draw:line draw:style-name="gr4" draw:text-style-name="P1" draw:layer="layout" svg:x1="7.25cm" svg:y1="16.75cm" svg:x2="9cm" svg:y2="16.75cm">
          <text:p/>
        </draw:line>
        <draw:frame draw:style-name="gr9" draw:layer="layout" svg:width="5.25cm" svg:height="1.625cm" svg:x="2.625cm" svg:y="14.125cm">
          <draw:text-box>
            <text:p>…......................</text:p>
          </draw:text-box>
        </draw:frame>
        <draw:custom-shape draw:style-name="gr3" draw:text-style-name="P1" xml:id="id10" draw:id="id10" draw:layer="layout" svg:width="4.625cm" svg:height="1.875cm" svg:x="2.625cm" svg:y="21.875cm">
          <text:p text:style-name="P1">DefaultFu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324cm" svg:x1="2.625cm" svg:y1="19.687cm" svg:x2="2.625cm" svg:y2="22.812cm" draw:start-shape="id5" draw:start-glue-point="3" draw:end-shape="id10" draw:end-glue-point="3" svg:d="M2625 19687h-875v3125h875" svg:viewBox="0 0 876 3126">
          <text:p/>
        </draw:connector>
        <draw:custom-shape draw:style-name="gr3" draw:text-style-name="P1" xml:id="id11" draw:id="id11" draw:layer="layout" svg:width="2.625cm" svg:height="2.625cm" draw:transform="rotate (-1.5707963267949) translate (13.625cm 18.375cm)">
          <text:p text:style-name="P2">NEG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7.25cm" svg:y1="19.687cm" svg:x2="11.001cm" svg:y2="19.688cm" draw:start-shape="id5" draw:start-glue-point="1" draw:end-shape="id11" draw:end-glue-point="7" svg:d="M7250 19687h1874v1h1877" svg:viewBox="0 0 3752 2">
          <text:p/>
        </draw:connector>
        <draw:custom-shape draw:style-name="gr1" draw:text-style-name="P1" xml:id="id12" draw:id="id12" draw:layer="layout" svg:width="0.375cm" svg:height="0.375cm" svg:x="13.62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7.125cm" svg:height="1.75cm" draw:transform="rotate (1.5707963267949) translate (14.875cm 18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4" draw:text-style-name="P1" draw:layer="layout" svg:x1="10.875cm" svg:y1="12.625cm" svg:x2="14.875cm" svg:y2="12.625cm">
          <text:p/>
        </draw:line>
        <draw:connector draw:style-name="gr4" draw:text-style-name="P1" draw:layer="layout" svg:x1="14cm" svg:y1="19.688cm" svg:x2="15.751cm" svg:y2="17.289cm" draw:start-shape="id12" draw:start-glue-point="10" draw:end-shape="id13" draw:end-glue-point="5" svg:d="M14000 19688h1751v-2399" svg:viewBox="0 0 1752 2400">
          <text:p/>
        </draw:connector>
        <draw:frame draw:style-name="gr5" draw:layer="layout" svg:width="2cm" svg:height="1.125cm" svg:x="14.75cm" svg:y="14.125cm">
          <draw:text-box>
            <text:p>MUX</text:p>
          </draw:text-box>
        </draw:frame>
        <draw:line draw:style-name="gr4" draw:text-style-name="P1" draw:layer="layout" svg:x1="16.625cm" svg:y1="14.375cm" svg:x2="20cm" svg:y2="14.375cm">
          <text:p/>
        </draw:line>
        <draw:line draw:style-name="gr10" draw:text-style-name="P1" draw:layer="layout" svg:x1="7.25cm" svg:y1="22.875cm" svg:x2="14.25cm" svg:y2="22.875cm">
          <text:p/>
        </draw:line>
        <draw:line draw:style-name="gr10" draw:text-style-name="P1" draw:layer="layout" svg:x1="14.25cm" svg:y1="16.75cm" svg:x2="14.25cm" svg:y2="22.875cm">
          <text:p/>
        </draw:line>
        <draw:line draw:style-name="gr4" draw:text-style-name="P1" draw:layer="layout" svg:x1="14.25cm" svg:y1="16.75cm" svg:x2="15cm" svg:y2="16.75cm">
          <text:p/>
        </draw:line>
      </draw:page>
      <draw:page draw:name="page3" draw:style-name="dp1" draw:master-page-name="Default">
        <draw:frame draw:style-name="gr2" draw:layer="layout" svg:width="19cm" svg:height="1cm" svg:x="1cm" svg:y="1cm">
          <draw:text-box>
            <text:p text:style-name="P1">Repeat statement</text:p>
          </draw:text-box>
        </draw:frame>
        <draw:custom-shape draw:style-name="gr3" draw:text-style-name="P1" xml:id="id14" draw:id="id14" draw:layer="layout" svg:width="4.625cm" svg:height="1.875cm" svg:x="3.625cm" svg:y="6.125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4.625cm" svg:height="1.875cm" svg:x="3.625cm" svg:y="9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4.625cm" svg:height="1.875cm" svg:x="3.625cm" svg:y="12.625cm">
          <text:p text:style-name="P1">Function</text:p>
          <draw:enhanced-geometry svg:viewBox="0 0 21600 21600" draw:type="rectangle" draw:enhanced-path="M 0 0 L 21600 0 21600 21600 0 21600 0 0 Z N"/>
        </draw:custom-shape>
        <draw:frame draw:style-name="gr5" draw:layer="layout" svg:width="5.125cm" svg:height="1.125cm" svg:x="3.5cm" svg:y="11.125cm">
          <draw:text-box>
            <text:p>….....................</text:p>
          </draw:text-box>
        </draw:frame>
        <draw:connector draw:style-name="gr4" draw:text-style-name="P1" draw:layer="layout" draw:type="line" svg:x1="5.937cm" svg:y1="8cm" svg:x2="5.937cm" svg:y2="9cm" draw:start-shape="id14" draw:start-glue-point="2" draw:end-shape="id15" draw:end-glue-point="0" svg:d="M5937 8000v1000" svg:viewBox="0 0 1 1001">
          <text:p/>
        </draw:connector>
        <draw:connector draw:style-name="gr4" draw:text-style-name="P1" draw:layer="layout" draw:type="line" svg:x1="5.937cm" svg:y1="10.875cm" svg:x2="5.937cm" svg:y2="12.625cm" draw:start-shape="id15" draw:start-glue-point="2" draw:end-shape="id16" svg:d="M5937 10875v1750" svg:viewBox="0 0 1 1751">
          <text:p/>
        </draw:connector>
        <draw:frame draw:style-name="gr6" draw:layer="layout" svg:width="1.25cm" svg:height="0.962cm" svg:x="8.25cm" svg:y="6.663cm">
          <draw:text-box>
            <text:p>1</text:p>
          </draw:text-box>
        </draw:frame>
        <draw:frame draw:style-name="gr6" draw:layer="layout" svg:width="1.25cm" svg:height="0.962cm" svg:x="8.25cm" svg:y="9.5cm">
          <draw:text-box>
            <text:p>2</text:p>
          </draw:text-box>
        </draw:frame>
        <draw:frame draw:style-name="gr6" draw:layer="layout" svg:width="1.25cm" svg:height="0.962cm" svg:x="8.25cm" svg:y="13.038cm">
          <draw:text-box>
            <text:p>n</text:p>
          </draw:text-box>
        </draw:frame>
        <draw:line draw:style-name="gr4" draw:text-style-name="P1" draw:layer="layout" svg:x1="5.875cm" svg:y1="14.5cm" svg:x2="5.875cm" svg:y2="16.25cm">
          <text:p/>
        </draw:line>
        <draw:frame draw:style-name="gr8" draw:layer="layout" svg:width="3.75cm" svg:height="0.962cm" svg:x="6.25cm" svg:y="14.875cm">
          <draw:text-box>
            <text:p>Результат</text:p>
          </draw:text-box>
        </draw:frame>
        <draw:frame draw:style-name="gr8" draw:layer="layout" svg:width="4cm" svg:height="1.673cm" svg:x="6cm" svg:y="4cm">
          <draw:text-box>
            <text:p>Множество </text:p>
            <text:p>аргументов</text:p>
          </draw:text-box>
        </draw:frame>
        <draw:line draw:style-name="gr4" draw:text-style-name="P1" draw:layer="layout" svg:x1="5.875cm" svg:y1="4.375cm" svg:x2="5.875cm" svg:y2="6.125cm">
          <text:p/>
        </draw:line>
      </draw:page>
      <draw:page draw:name="page4" draw:style-name="dp1" draw:master-page-name="Default">
        <draw:custom-shape draw:style-name="gr1" draw:text-style-name="P1" draw:layer="layout" svg:width="3.75cm" svg:height="1.25cm" svg:x="3.5cm" svg:y="4.726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9cm" svg:height="1.25cm" svg:x="1cm" svg:y="0.875cm">
          <draw:text-box>
            <text:p text:style-name="P1">Операция сложения</text:p>
          </draw:text-box>
        </draw:frame>
        <draw:line draw:style-name="gr4" draw:text-style-name="P1" draw:layer="layout" svg:x1="4.125cm" svg:y1="3.476cm" svg:x2="4.125cm" svg:y2="4.726cm">
          <text:p/>
        </draw:line>
        <draw:line draw:style-name="gr4" draw:text-style-name="P1" draw:layer="layout" svg:x1="5.375cm" svg:y1="3.476cm" svg:x2="5.375cm" svg:y2="4.726cm">
          <text:p/>
        </draw:line>
        <draw:line draw:style-name="gr4" draw:text-style-name="P1" draw:layer="layout" svg:x1="6.625cm" svg:y1="3.476cm" svg:x2="6.625cm" svg:y2="4.726cm">
          <text:p/>
        </draw:line>
        <draw:frame draw:style-name="gr12" draw:text-style-name="P3" draw:layer="layout" svg:width="1.25cm" svg:height="1.337cm" svg:x="3.5cm" svg:y="2.226cm">
          <draw:text-box>
            <text:p text:style-name="P3"><text:span text:style-name="T1">a</text:span></text:p>
          </draw:text-box>
        </draw:frame>
        <draw:frame draw:style-name="gr11" draw:text-style-name="P3" draw:layer="layout" svg:width="1.25cm" svg:height="1.25cm" svg:x="4.75cm" svg:y="2.226cm">
          <draw:text-box>
            <text:p text:style-name="P3"><text:span text:style-name="T1">b</text:span></text:p>
          </draw:text-box>
        </draw:frame>
        <draw:frame draw:style-name="gr11" draw:text-style-name="P3" draw:layer="layout" svg:width="1.25cm" svg:height="1.25cm" svg:x="6cm" svg:y="2.226cm">
          <draw:text-box>
            <text:p text:style-name="P3"><text:span text:style-name="T1">c</text:span></text:p>
          </draw:text-box>
        </draw:frame>
        <draw:custom-shape draw:style-name="gr1" draw:text-style-name="P1" draw:layer="layout" svg:width="3.75cm" svg:height="1.25cm" svg:x="8.5cm" svg:y="4.72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125cm" svg:y1="3.476cm" svg:x2="9.125cm" svg:y2="4.726cm">
          <text:p/>
        </draw:line>
        <draw:line draw:style-name="gr4" draw:text-style-name="P1" draw:layer="layout" svg:x1="10.375cm" svg:y1="3.476cm" svg:x2="10.375cm" svg:y2="4.726cm">
          <text:p/>
        </draw:line>
        <draw:line draw:style-name="gr4" draw:text-style-name="P1" draw:layer="layout" svg:x1="11.625cm" svg:y1="3.476cm" svg:x2="11.625cm" svg:y2="4.726cm">
          <text:p/>
        </draw:line>
        <draw:frame draw:style-name="gr12" draw:text-style-name="P3" draw:layer="layout" svg:width="1.25cm" svg:height="1.337cm" svg:x="8.5cm" svg:y="2.226cm">
          <draw:text-box>
            <text:p text:style-name="P3"><text:span text:style-name="T1">a</text:span></text:p>
          </draw:text-box>
        </draw:frame>
        <draw:frame draw:style-name="gr11" draw:text-style-name="P3" draw:layer="layout" svg:width="1.25cm" svg:height="1.25cm" svg:x="9.75cm" svg:y="2.226cm">
          <draw:text-box>
            <text:p text:style-name="P3"><text:span text:style-name="T1">b</text:span></text:p>
          </draw:text-box>
        </draw:frame>
        <draw:frame draw:style-name="gr11" draw:text-style-name="P3" draw:layer="layout" svg:width="1.25cm" svg:height="1.25cm" svg:x="11cm" svg:y="2.226cm">
          <draw:text-box>
            <text:p text:style-name="P3"><text:span text:style-name="T1">c</text:span></text:p>
          </draw:text-box>
        </draw:frame>
        <draw:custom-shape draw:style-name="gr1" draw:text-style-name="P1" draw:layer="layout" svg:width="3.75cm" svg:height="1.25cm" svg:x="13.5cm" svg:y="4.72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125cm" svg:y1="3.476cm" svg:x2="14.125cm" svg:y2="4.726cm">
          <text:p/>
        </draw:line>
        <draw:line draw:style-name="gr4" draw:text-style-name="P1" draw:layer="layout" svg:x1="15.375cm" svg:y1="3.476cm" svg:x2="15.375cm" svg:y2="4.726cm">
          <text:p/>
        </draw:line>
        <draw:line draw:style-name="gr4" draw:text-style-name="P1" draw:layer="layout" svg:x1="16.625cm" svg:y1="3.476cm" svg:x2="16.625cm" svg:y2="4.726cm">
          <text:p/>
        </draw:line>
        <draw:frame draw:style-name="gr12" draw:text-style-name="P3" draw:layer="layout" svg:width="1.25cm" svg:height="1.337cm" svg:x="13.5cm" svg:y="2.226cm">
          <draw:text-box>
            <text:p text:style-name="P3"><text:span text:style-name="T1">a</text:span></text:p>
          </draw:text-box>
        </draw:frame>
        <draw:frame draw:style-name="gr11" draw:text-style-name="P3" draw:layer="layout" svg:width="1.25cm" svg:height="1.25cm" svg:x="14.75cm" svg:y="2.226cm">
          <draw:text-box>
            <text:p text:style-name="P3"><text:span text:style-name="T1">b</text:span></text:p>
          </draw:text-box>
        </draw:frame>
        <draw:frame draw:style-name="gr11" draw:text-style-name="P3" draw:layer="layout" svg:width="1.25cm" svg:height="1.25cm" svg:x="16cm" svg:y="2.226cm">
          <draw:text-box>
            <text:p text:style-name="P3"><text:span text:style-name="T1">c</text:span></text:p>
          </draw:text-box>
        </draw:frame>
        <draw:frame draw:style-name="gr13" draw:text-style-name="P1" draw:layer="layout" svg:width="0.705cm" svg:height="0.911cm" svg:x="5cm" svg:y="4.87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" draw:layer="layout" svg:width="0.701cm" svg:height="0.898cm" svg:x="10.049cm" svg:y="4.85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" draw:layer="layout" svg:width="0.701cm" svg:height="0.898cm" svg:x="15.125cm" svg:y="4.85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layer="layout" svg:width="13.75cm" svg:height="6.25cm" svg:x="3.5cm" svg:y="7.2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.999cm" svg:height="1cm" svg:x="2.529cm" svg:y="13.22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" draw:layer="layout" svg:width="1.999cm" svg:height="1cm" svg:x="6.733cm" svg:y="7.74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1" draw:layer="layout" svg:x1="4.125cm" svg:y1="3.476cm" svg:x2="4.125cm" svg:y2="4.726cm">
          <text:p/>
        </draw:line>
        <draw:line draw:style-name="gr4" draw:text-style-name="P1" draw:layer="layout" svg:x1="5.375cm" svg:y1="3.476cm" svg:x2="5.375cm" svg:y2="4.726cm">
          <text:p/>
        </draw:line>
        <draw:line draw:style-name="gr4" draw:text-style-name="P1" draw:layer="layout" svg:x1="6.625cm" svg:y1="3.476cm" svg:x2="6.625cm" svg:y2="4.726cm">
          <text:p/>
        </draw:line>
        <draw:frame draw:style-name="gr12" draw:text-style-name="P3" draw:layer="layout" svg:width="1.25cm" svg:height="1.337cm" svg:x="3.5cm" svg:y="2.226cm">
          <draw:text-box>
            <text:p text:style-name="P3"><text:span text:style-name="T1">a</text:span></text:p>
          </draw:text-box>
        </draw:frame>
        <draw:frame draw:style-name="gr11" draw:text-style-name="P3" draw:layer="layout" svg:width="1.25cm" svg:height="1.25cm" svg:x="4.75cm" svg:y="2.226cm">
          <draw:text-box>
            <text:p text:style-name="P3"><text:span text:style-name="T1">b</text:span></text:p>
          </draw:text-box>
        </draw:frame>
        <draw:frame draw:style-name="gr11" draw:text-style-name="P3" draw:layer="layout" svg:width="1.25cm" svg:height="1.25cm" svg:x="6cm" svg:y="2.226cm">
          <draw:text-box>
            <text:p text:style-name="P3"><text:span text:style-name="T1">c</text:span></text:p>
          </draw:text-box>
        </draw:frame>
        <draw:custom-shape draw:style-name="gr1" draw:text-style-name="P1" draw:layer="layout" svg:width="3.75cm" svg:height="1.25cm" svg:x="4.75cm" svg:y="9.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375cm" svg:y1="8.5cm" svg:x2="5.375cm" svg:y2="9.75cm">
          <text:p/>
        </draw:line>
        <draw:line draw:style-name="gr4" draw:text-style-name="P1" draw:layer="layout" svg:x1="6.625cm" svg:y1="8.5cm" svg:x2="6.625cm" svg:y2="9.75cm">
          <text:p/>
        </draw:line>
        <draw:line draw:style-name="gr4" draw:text-style-name="P1" draw:layer="layout" svg:x1="7.875cm" svg:y1="8.5cm" svg:x2="7.875cm" svg:y2="9.75cm">
          <text:p/>
        </draw:line>
        <draw:frame draw:style-name="gr14" draw:text-style-name="P3" draw:layer="layout" svg:width="1.25cm" svg:height="1.673cm" svg:x="4.75cm" svg:y="7.25cm">
          <draw:text-box>
            <text:p text:style-name="P3"><text:span text:style-name="T1">x1</text:span></text:p>
            <text:p text:style-name="P3"><text:span text:style-name="T1"/></text:p>
          </draw:text-box>
        </draw:frame>
        <draw:frame draw:style-name="gr11" draw:text-style-name="P3" draw:layer="layout" svg:width="1.25cm" svg:height="1.25cm" svg:x="6cm" svg:y="7.25cm">
          <draw:text-box>
            <text:p text:style-name="P3"><text:span text:style-name="T1">x2</text:span></text:p>
          </draw:text-box>
        </draw:frame>
        <draw:frame draw:style-name="gr11" draw:text-style-name="P3" draw:layer="layout" svg:width="1.25cm" svg:height="1.25cm" svg:x="7.25cm" svg:y="7.25cm">
          <draw:text-box>
            <text:p text:style-name="P3"><text:span text:style-name="T1">x3</text:span></text:p>
          </draw:text-box>
        </draw:frame>
        <draw:frame draw:style-name="gr13" draw:text-style-name="P1" draw:layer="layout" svg:width="0.537cm" svg:height="0.707cm" svg:x="6.25cm" svg:y="9.8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1" draw:layer="layout" svg:x1="5.375cm" svg:y1="8.5cm" svg:x2="5.375cm" svg:y2="9.75cm">
          <text:p/>
        </draw:line>
        <draw:line draw:style-name="gr4" draw:text-style-name="P1" draw:layer="layout" svg:x1="6.625cm" svg:y1="8.5cm" svg:x2="6.625cm" svg:y2="9.75cm">
          <text:p/>
        </draw:line>
        <draw:line draw:style-name="gr4" draw:text-style-name="P1" draw:layer="layout" svg:x1="7.875cm" svg:y1="8.5cm" svg:x2="7.875cm" svg:y2="9.75cm">
          <text:p/>
        </draw:line>
        <draw:line draw:style-name="gr4" draw:text-style-name="P1" draw:layer="layout" svg:x1="6.625cm" svg:y1="11cm" svg:x2="6.625cm" svg:y2="12cm">
          <text:p/>
        </draw:line>
        <draw:frame draw:style-name="gr15" draw:text-style-name="P1" draw:layer="layout" svg:width="0.75cm" svg:height="0.962cm" svg:x="6.25cm" svg:y="12cm">
          <draw:text-box>
            <text:p text:style-name="P1">g</text:p>
          </draw:text-box>
        </draw:frame>
        <draw:custom-shape draw:style-name="gr1" draw:text-style-name="P1" draw:layer="layout" svg:width="3.75cm" svg:height="1.25cm" svg:x="11cm" svg:y="10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625cm" svg:y1="8.75cm" svg:x2="11.625cm" svg:y2="10cm">
          <text:p/>
        </draw:line>
        <draw:line draw:style-name="gr4" draw:text-style-name="P1" draw:layer="layout" svg:x1="12.875cm" svg:y1="8.75cm" svg:x2="12.875cm" svg:y2="10cm">
          <text:p/>
        </draw:line>
        <draw:line draw:style-name="gr4" draw:text-style-name="P1" draw:layer="layout" svg:x1="14.125cm" svg:y1="8.75cm" svg:x2="14.125cm" svg:y2="10cm">
          <text:p/>
        </draw:line>
        <draw:frame draw:style-name="gr12" draw:text-style-name="P3" draw:layer="layout" svg:width="1.25cm" svg:height="1.337cm" svg:x="11cm" svg:y="7.5cm">
          <draw:text-box>
            <text:p text:style-name="P3"><text:span text:style-name="T1">x1</text:span></text:p>
          </draw:text-box>
        </draw:frame>
        <draw:frame draw:style-name="gr11" draw:text-style-name="P3" draw:layer="layout" svg:width="1.25cm" svg:height="1.25cm" svg:x="12.25cm" svg:y="7.5cm">
          <draw:text-box>
            <text:p text:style-name="P3"><text:span text:style-name="T1">x2</text:span></text:p>
          </draw:text-box>
        </draw:frame>
        <draw:frame draw:style-name="gr11" draw:text-style-name="P3" draw:layer="layout" svg:width="1.25cm" svg:height="1.25cm" svg:x="13.5cm" svg:y="7.5cm">
          <draw:text-box>
            <text:p text:style-name="P3"><text:span text:style-name="T1">x3</text:span></text:p>
          </draw:text-box>
        </draw:frame>
        <draw:frame draw:style-name="gr13" draw:text-style-name="P1" draw:layer="layout" svg:width="0.685cm" svg:height="0.8cm" svg:x="12.625cm" svg:y="10.12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1" draw:layer="layout" svg:x1="12.875cm" svg:y1="11.288cm" svg:x2="12.875cm" svg:y2="12.288cm">
          <text:p/>
        </draw:line>
        <draw:frame draw:style-name="gr15" draw:text-style-name="P1" draw:layer="layout" svg:width="0.75cm" svg:height="0.962cm" svg:x="12.5cm" svg:y="12.288cm">
          <draw:text-box>
            <text:p text:style-name="P1">h</text:p>
          </draw:text-box>
        </draw:frame>
        <draw:frame draw:style-name="gr16" draw:layer="layout" svg:width="1.125cm" svg:height="1.212cm" svg:x="16cm" svg:y="12.25cm">
          <draw:text-box>
            <text:p>R</text:p>
          </draw:text-box>
        </draw:frame>
        <draw:line draw:style-name="gr4" draw:text-style-name="P1" draw:layer="layout" svg:x1="5.375cm" svg:y1="6cm" svg:x2="5.375cm" svg:y2="7.25cm">
          <text:p/>
        </draw:line>
        <draw:line draw:style-name="gr4" draw:text-style-name="P1" draw:layer="layout" svg:x1="10.375cm" svg:y1="6cm" svg:x2="10.375cm" svg:y2="7.25cm">
          <text:p/>
        </draw:line>
        <draw:line draw:style-name="gr4" draw:text-style-name="P1" draw:layer="layout" svg:x1="15.375cm" svg:y1="6cm" svg:x2="15.375cm" svg:y2="7.25cm">
          <text:p/>
        </draw:line>
        <draw:line draw:style-name="gr4" draw:text-style-name="P1" draw:layer="layout" svg:x1="10.375cm" svg:y1="13.5cm" svg:x2="10.375cm" svg:y2="14.75cm">
          <text:p/>
        </draw:line>
        <draw:frame draw:style-name="gr11" draw:text-style-name="P1" draw:layer="layout" svg:width="3.75cm" svg:height="1.25cm" svg:x="8.5cm" svg:y="14.75cm">
          <draw:text-box>
            <text:p text:style-name="P1">Результат</text:p>
          </draw:text-box>
        </draw:frame>
      </draw:page>
      <draw:page draw:name="page5" draw:style-name="dp1" draw:master-page-name="Default">
        <draw:frame draw:style-name="gr11" draw:text-style-name="P1" draw:layer="layout" svg:width="19cm" svg:height="1.25cm" svg:x="1cm" svg:y="0.875cm">
          <draw:text-box>
            <text:p text:style-name="P1">Verilog-модуль</text:p>
          </draw:text-box>
        </draw:frame>
        <draw:custom-shape draw:style-name="gr1" draw:text-style-name="P1" draw:layer="layout" svg:width="7.5cm" svg:height="7.5cm" svg:x="8.75cm" svg:y="3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5cm" svg:y1="4.75cm" svg:x2="8.75cm" svg:y2="4.75cm">
          <text:p/>
        </draw:line>
        <draw:line draw:style-name="gr4" draw:text-style-name="P1" draw:layer="layout" svg:x1="7.5cm" svg:y1="6cm" svg:x2="8.75cm" svg:y2="6cm">
          <text:p/>
        </draw:line>
        <draw:line draw:style-name="gr4" draw:text-style-name="P1" draw:layer="layout" svg:x1="7.5cm" svg:y1="7.25cm" svg:x2="8.75cm" svg:y2="7.25cm">
          <text:p/>
        </draw:line>
        <draw:line draw:style-name="gr4" draw:text-style-name="P1" draw:layer="layout" svg:x1="7.5cm" svg:y1="8.5cm" svg:x2="8.75cm" svg:y2="8.5cm">
          <text:p/>
        </draw:line>
        <draw:line draw:style-name="gr4" draw:text-style-name="P1" draw:layer="layout" svg:x1="7.5cm" svg:y1="9.75cm" svg:x2="8.75cm" svg:y2="9.75cm">
          <text:p/>
        </draw:line>
        <draw:frame draw:style-name="gr14" draw:layer="layout" svg:width="1.75cm" svg:height="0.962cm" svg:x="5.75cm" svg:y="4.288cm">
          <draw:text-box>
            <text:p text:style-name="P4">CLK</text:p>
          </draw:text-box>
        </draw:frame>
        <draw:frame draw:style-name="gr14" draw:layer="layout" svg:width="1.875cm" svg:height="0.962cm" svg:x="5.625cm" svg:y="5.5cm">
          <draw:text-box>
            <text:p text:style-name="P4">RST</text:p>
          </draw:text-box>
        </draw:frame>
        <draw:frame draw:style-name="gr14" draw:layer="layout" svg:width="1.875cm" svg:height="0.962cm" svg:x="5.625cm" svg:y="6.75cm">
          <draw:text-box>
            <text:p text:style-name="P4">ST</text:p>
          </draw:text-box>
        </draw:frame>
        <draw:frame draw:style-name="gr14" draw:layer="layout" svg:width="1.875cm" svg:height="0.962cm" svg:x="5.625cm" svg:y="8cm">
          <draw:text-box>
            <text:p text:style-name="P4">IN0</text:p>
          </draw:text-box>
        </draw:frame>
        <draw:frame draw:style-name="gr14" draw:layer="layout" svg:width="1.875cm" svg:height="0.962cm" svg:x="5.625cm" svg:y="9.288cm">
          <draw:text-box>
            <text:p text:style-name="P4">INn</text:p>
          </draw:text-box>
        </draw:frame>
        <draw:line draw:style-name="gr17" draw:text-style-name="P1" draw:layer="layout" svg:x1="8.25cm" svg:y1="9.125cm" svg:x2="5.75cm" svg:y2="9.125cm">
          <text:p/>
        </draw:line>
        <draw:line draw:style-name="gr4" draw:text-style-name="P1" draw:layer="layout" svg:x1="16.25cm" svg:y1="4.75cm" svg:x2="17.5cm" svg:y2="4.75cm">
          <text:p/>
        </draw:line>
        <draw:frame draw:style-name="gr14" draw:layer="layout" svg:width="1.875cm" svg:height="0.962cm" svg:x="17.625cm" svg:y="4.288cm">
          <draw:text-box>
            <text:p text:style-name="P2">RD</text:p>
          </draw:text-box>
        </draw:frame>
        <draw:line draw:style-name="gr4" draw:text-style-name="P1" draw:layer="layout" svg:x1="16.25cm" svg:y1="6cm" svg:x2="17.5cm" svg:y2="6cm">
          <text:p/>
        </draw:line>
        <draw:frame draw:style-name="gr14" draw:layer="layout" svg:width="1.875cm" svg:height="0.962cm" svg:x="17.625cm" svg:y="5.538cm">
          <draw:text-box>
            <text:p text:style-name="P2">RES</text:p>
          </draw:text-box>
        </draw:frame>
        <draw:frame draw:style-name="gr18" draw:layer="layout" svg:width="6.125cm" svg:height="5.375cm" svg:x="9.375cm" svg:y="4.625cm">
          <draw:text-box>
            <text:p>Verilog модуль,</text:p>
            <text:p>представляющий</text:p>
            <text:p>функцию</text:p>
          </draw:text-box>
        </draw:frame>
        <draw:line draw:style-name="gr10" draw:text-style-name="P1" draw:layer="layout" svg:x1="2.25cm" svg:y1="5.125cm" svg:x2="2.25cm" svg:y2="4.375cm">
          <text:p/>
        </draw:line>
        <draw:line draw:style-name="gr10" draw:text-style-name="P1" draw:layer="layout" svg:x1="2.25cm" svg:y1="4.375cm" svg:x2="3cm" svg:y2="4.375cm">
          <text:p/>
        </draw:line>
        <draw:line draw:style-name="gr10" draw:text-style-name="P1" draw:layer="layout" svg:x1="3cm" svg:y1="4.375cm" svg:x2="3cm" svg:y2="5.125cm">
          <text:p/>
        </draw:line>
        <draw:line draw:style-name="gr10" draw:text-style-name="P1" draw:layer="layout" svg:x1="3cm" svg:y1="5.125cm" svg:x2="3.75cm" svg:y2="5.125cm">
          <text:p/>
        </draw:line>
        <draw:line draw:style-name="gr10" draw:text-style-name="P1" draw:layer="layout" svg:x1="3.75cm" svg:y1="5.125cm" svg:x2="3.75cm" svg:y2="4.375cm">
          <text:p/>
        </draw:line>
        <draw:line draw:style-name="gr10" draw:text-style-name="P1" draw:layer="layout" svg:x1="3.75cm" svg:y1="4.375cm" svg:x2="4.5cm" svg:y2="4.375cm">
          <text:p/>
        </draw:line>
        <draw:line draw:style-name="gr10" draw:text-style-name="P1" draw:layer="layout" svg:x1="4.5cm" svg:y1="4.375cm" svg:x2="4.5cm" svg:y2="5.125cm">
          <text:p/>
        </draw:line>
        <draw:line draw:style-name="gr10" draw:text-style-name="P1" draw:layer="layout" svg:x1="4.5cm" svg:y1="5.125cm" svg:x2="5.25cm" svg:y2="5.125cm">
          <text:p/>
        </draw:line>
        <draw:line draw:style-name="gr10" draw:text-style-name="P1" draw:layer="layout" svg:x1="2.25cm" svg:y1="5.125cm" svg:x2="1.5cm" svg:y2="5.1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ras Zakharchenko</meta:initial-creator>
    <meta:creation-date>2014-08-06T18:48:25.559153936</meta:creation-date>
    <dc:date>2014-08-10T17:40:34.183679652</dc:date>
    <dc:creator>Taras Zakharchenko</dc:creator>
    <meta:editing-duration>PT4H52M39S</meta:editing-duration>
    <meta:editing-cycles>36</meta:editing-cycles>
    <meta:generator>LibreOffice/4.2.4.2$Linux_X86_64 LibreOffice_project/420m0$Build-2</meta:generator>
    <meta:document-statistic meta:object-count="150"/>
  </office:meta>
</office:document-meta>
</file>

<file path=Object 1/content.xml><?xml version="1.0" encoding="utf-8"?>
<math xmlns="http://www.w3.org/1998/Math/MathML" display="block">
  <semantics>
    <msubsup>
      <mi>I</mi>
      <mn>3</mn>
      <mn>1</mn>
    </msubsup>
    <annotation encoding="StarMath 5.0">I^1_3</annotation>
  </semantics>
</math>
</file>

<file path=Object 2/content.xml><?xml version="1.0" encoding="utf-8"?>
<math xmlns="http://www.w3.org/1998/Math/MathML" display="block">
  <semantics>
    <msubsup>
      <mi>I</mi>
      <mn>3</mn>
      <mn>2</mn>
    </msubsup>
    <annotation encoding="StarMath 5.0">I^2_3</annotation>
  </semantics>
</math>
</file>

<file path=Object 3/content.xml><?xml version="1.0" encoding="utf-8"?>
<math xmlns="http://www.w3.org/1998/Math/MathML" display="block">
  <semantics>
    <msubsup>
      <mi>I</mi>
      <mn>3</mn>
      <mn>2</mn>
    </msubsup>
    <annotation encoding="StarMath 5.0">I^2_3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sup>
      <mi>s</mi>
      <mn>3</mn>
    </msup>
    <annotation encoding="StarMath 5.0">s^3</annotation>
  </semantics>
</math>
</file>

<file path=Object 7/content.xml><?xml version="1.0" encoding="utf-8"?>
<math xmlns="http://www.w3.org/1998/Math/MathML" display="block">
  <semantics>
    <mn>0</mn>
    <annotation encoding="StarMath 5.0">0</annotation>
  </semantics>
</math>
</file>